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ackground-color="#dddddd" fo:border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33" style:family="table-cell" style:parent-style-name="Default">
      <style:table-cell-properties fo:background-color="#dddddd" fo:border="0.06pt solid #000000"/>
    </style:style>
    <style:style style:name="ce3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3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6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65" style:family="table-cell" style:parent-style-name="Default" style:data-style-name="N11">
      <style:table-cell-properties fo:border-bottom="none" fo:background-color="#dddddd" fo:border-left="0.06pt solid #000000" fo:border-right="0.06pt solid #000000" fo:border-top="0.06pt solid #000000"/>
    </style:style>
    <style:style style:name="ce66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67" style:family="table-cell" style:parent-style-name="Default" style:data-style-name="N11">
      <style:table-cell-properties fo:border-bottom="none" fo:background-color="#dddddd" fo:border-left="none" fo:border-right="0.06pt solid #000000" fo:border-top="none"/>
    </style:style>
    <style:style style:name="ce68" style:family="table-cell" style:parent-style-name="Default" style:data-style-name="N11">
      <style:table-cell-properties fo:border-bottom="0.06pt solid #000000" fo:background-color="#dddddd" fo:border-left="none" fo:border-right="0.06pt solid #000000" fo:border-top="none"/>
    </style:style>
    <style:style style:name="ce69" style:family="table-cell" style:parent-style-name="Default" style:data-style-name="N11"/>
    <style:style style:name="ce70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75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6" style:family="table-cell" style:parent-style-name="Default">
      <style:table-cell-properties fo:border-bottom="none" fo:background-color="#ccffcc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ccffcc" fo:border-left="0.06pt solid #000000" fo:border-right="none" fo:border-top="none"/>
    </style:style>
    <style:style style:name="ce79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</style:style>
    <style:style style:name="ce81" style:family="table-cell" style:parent-style-name="Default" style:data-style-name="N11">
      <style:table-cell-properties fo:border-bottom="none" fo:background-color="#ccffcc" fo:border-left="none" fo:border-right="0.06pt solid #000000" fo:border-top="none"/>
    </style:style>
    <style:style style:name="ce82" style:family="table-cell" style:parent-style-name="Default" style:data-style-name="N11">
      <style:table-cell-properties fo:border-bottom="0.06pt solid #000000" fo:background-color="#ccffcc" fo:border-left="none" fo:border-right="0.06pt solid #000000" fo:border-top="none"/>
    </style:style>
    <style:style style:name="ce83" style:family="table-cell" style:parent-style-name="Default">
      <style:table-cell-properties fo:border-bottom="none" fo:background-color="#ccffcc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84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85" style:family="table-cell" style:parent-style-name="Default">
      <style:table-cell-properties fo:border-bottom="0.06pt solid #000000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Fold 1" table:style-name="ta1">
        <table:table-column table:style-name="co1" table:default-cell-style-name="ce1"/>
        <table:table-column table:style-name="co1" table:number-columns-repeated="3" table:default-cell-style-name="ce8"/>
        <table:table-column table:style-name="co1" table:default-cell-style-name="ce16"/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3:.D3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table:formula="of:=SUM([.C4:.D4])" office:value-type="float" office:value="5470" calcext:value-type="float">
            <text:p>547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.C3:.C4])" office:value-type="float" office:value="77" calcext:value-type="float">
            <text:p>77</text:p>
          </table:table-cell>
          <table:table-cell table:style-name="ce13" table:formula="of:=SUM([.D3:.D4])" office:value-type="float" office:value="5401" calcext:value-type="float">
            <text:p>5401</text:p>
          </table:table-cell>
          <table:table-cell table:style-name="ce17" table:formula="of:=SUM([.E3:.E4])" office:value-type="float" office:value="5478" calcext:value-type="float">
            <text:p>547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table:number-columns-repeated="2"/>
          <table:table-cell table:formula="of:=SUM(['Fold 1'.C9:.D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SUM(['Fold 1'.C10:.D10])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'Fold 1'.C9:.C10])" office:value-type="float" office:value="0" calcext:value-type="float">
            <text:p>0</text:p>
          </table:table-cell>
          <table:table-cell table:style-name="ce13" table:formula="of:=SUM(['Fold 1'.D9:.D10])" office:value-type="float" office:value="0" calcext:value-type="float">
            <text:p>0</text:p>
          </table:table-cell>
          <table:table-cell table:style-name="ce17" table:formula="of:=SUM(['Fold 1'.E9:.E10])" office:value-type="float" office:value="0" calcext:value-type="float">
            <text:p>0</text:p>
          </table:table-cell>
        </table:table-row>
      </table:table>
      <table:table table:name="Sheet 1" table:style-name="ta1">
        <table:table-column table:style-name="co1" table:default-cell-style-name="ce49"/>
        <table:table-column table:style-name="co1" table:default-cell-style-name="ce58"/>
        <table:table-column table:style-name="co1" table:default-cell-style-name="ce66"/>
        <table:table-column table:style-name="co1" table:number-columns-repeated="3" table:default-cell-style-name="Default"/>
        <table:table-column table:style-name="co1" table:default-cell-style-name="ce49"/>
        <table:table-column table:style-name="co1" table:number-columns-repeated="5" table:default-cell-style-name="Default"/>
        <table:table-column table:style-name="co1" table:default-cell-style-name="ce49"/>
        <table:table-column table:style-name="co1" table:number-columns-repeated="10" table:default-cell-style-name="Default"/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74" office:value-type="string" calcext:value-type="string">
            <text:p>Resultados</text:p>
          </table:table-cell>
          <table:table-cell table:style-name="ce75" office:value-type="string" calcext:value-type="string">
            <text:p>AVG</text:p>
          </table:table-cell>
          <table:table-cell table:style-name="ce79"/>
          <table:table-cell table:style-name="ce75" office:value-type="string" calcext:value-type="string">
            <text:p>STDEVP</text:p>
          </table:table-cell>
          <table:table-cell table:style-name="ce79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2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3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74" office:value-type="string" calcext:value-type="string">
            <text:p>Acurácia</text:p>
          </table:table-cell>
          <table:table-cell table:style-name="ce76" table:formula="of:=AVERAGE([.B7];[.H7];[.N7];[.B21];[.H21];[.N21];[.B35];[.H35];[.N35];[.B49])" office:value-type="float" office:value="0.811404974143534" calcext:value-type="float">
            <text:p>0.8114049741</text:p>
          </table:table-cell>
          <table:table-cell table:style-name="ce80" table:formula="of:=ROUND([.T2];4)" office:value-type="percentage" office:value="0.8114" calcext:value-type="percentage">
            <text:p>81.14%</text:p>
          </table:table-cell>
          <table:table-cell table:style-name="ce83" table:formula="of:=STDEVP([.B7];[.H7];[.N7];[.B21];[.H21];[.N21];[.B35];[.H35];[.N35];[.B49])" office:value-type="float" office:value="0.0445470804625688" calcext:value-type="float">
            <text:p>0.0445470805</text:p>
          </table:table-cell>
          <table:table-cell table:style-name="ce80" table:formula="of:=ROUND([.V2];4)" office:value-type="percentage" office:value="0.0445" calcext:value-type="percentage">
            <text:p>4.45%</text:p>
          </table:table-cell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26" calcext:value-type="float">
            <text:p>26</text:p>
          </table:table-cell>
          <table:table-cell table:style-name="ce58" table:formula="of:=SUM([.C3:.D3])" office:value-type="float" office:value="81" calcext:value-type="float">
            <text:p>81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24" calcext:value-type="float">
            <text:p>24</text:p>
          </table:table-cell>
          <table:table-cell table:style-name="ce58" table:formula="of:=SUM([.I3:.J3])" office:value-type="float" office:value="82" calcext:value-type="float">
            <text:p>82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27" calcext:value-type="float">
            <text:p>27</text:p>
          </table:table-cell>
          <table:table-cell table:style-name="ce58" table:formula="of:=SUM([.O3:.P3])" office:value-type="float" office:value="91" calcext:value-type="float">
            <text:p>91</text:p>
          </table:table-cell>
          <table:table-cell/>
          <table:table-cell table:style-name="ce74" office:value-type="string" calcext:value-type="string">
            <text:p>Precision</text:p>
          </table:table-cell>
          <table:table-cell table:style-name="ce77" table:formula="of:=AVERAGE([.B8];[.H8];[.N8];[.B22];[.H22];[.N22];[.N36];[.H36];[.B36];[.B50])" office:value-type="float" office:value="0.734682968867238" calcext:value-type="float">
            <text:p>0.7346829689</text:p>
          </table:table-cell>
          <table:table-cell table:style-name="ce81" table:formula="of:=ROUND([.T3];4)" office:value-type="percentage" office:value="0.7347" calcext:value-type="percentage">
            <text:p>73.47%</text:p>
          </table:table-cell>
          <table:table-cell table:style-name="ce84" table:formula="of:=STDEVP([.B8];[.H8];[.N8];[.B22];[.H22];[.N22];[.N36];[.H36];[.B36];[.B50])" office:value-type="float" office:value="0.0563620602490887" calcext:value-type="float">
            <text:p>0.0563620602</text:p>
          </table:table-cell>
          <table:table-cell table:style-name="ce81" table:formula="of:=ROUND([.V3];4)" office:value-type="percentage" office:value="0.0564" calcext:value-type="percentage">
            <text:p>5.64%</text:p>
          </table:table-cell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27" calcext:value-type="float">
            <text:p>127</text:p>
          </table:table-cell>
          <table:table-cell table:style-name="ce58" table:formula="of:=SUM([.C4:.D4])" office:value-type="float" office:value="148" calcext:value-type="float">
            <text:p>148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29" calcext:value-type="float">
            <text:p>129</text:p>
          </table:table-cell>
          <table:table-cell table:style-name="ce58" table:formula="of:=SUM([.I4:.J4])" office:value-type="float" office:value="147" calcext:value-type="float">
            <text:p>147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26" calcext:value-type="float">
            <text:p>126</text:p>
          </table:table-cell>
          <table:table-cell table:style-name="ce58" table:formula="of:=SUM([.O4:.P4])" office:value-type="float" office:value="138" calcext:value-type="float">
            <text:p>138</text:p>
          </table:table-cell>
          <table:table-cell/>
          <table:table-cell table:style-name="ce74" office:value-type="string" calcext:value-type="string">
            <text:p>Sensibilidade</text:p>
          </table:table-cell>
          <table:table-cell table:style-name="ce77" table:formula="of:=AVERAGE([.B9];[.H9];[.N9];[.B23];[.H23];[.N23];[.N37];[.H37];[.B37];[.B51])" office:value-type="float" office:value="0.740372715224378" calcext:value-type="float">
            <text:p>0.7403727152</text:p>
          </table:table-cell>
          <table:table-cell table:style-name="ce81" table:formula="of:=ROUND([.T4];4)" office:value-type="percentage" office:value="0.7404" calcext:value-type="percentage">
            <text:p>74.04%</text:p>
          </table:table-cell>
          <table:table-cell table:style-name="ce84" table:formula="of:=STDEVP([.B9];[.H9];[.N9];[.B23];[.H23];[.N23];[.N37];[.H37];[.B37];[.B51])" office:value-type="float" office:value="0.124468939819897" calcext:value-type="float">
            <text:p>0.1244689398</text:p>
          </table:table-cell>
          <table:table-cell table:style-name="ce81" table:formula="of:=ROUND([.V4];4)" office:value-type="percentage" office:value="0.1245" calcext:value-type="percentage">
            <text:p>12.45%</text:p>
          </table:table-cell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:.C4])" office:value-type="float" office:value="76" calcext:value-type="float">
            <text:p>76</text:p>
          </table:table-cell>
          <table:table-cell table:style-name="ce72" table:formula="of:=SUM([.D3:.D4])" office:value-type="float" office:value="153" calcext:value-type="float">
            <text:p>153</text:p>
          </table:table-cell>
          <table:table-cell table:style-name="ce73" table:formula="of:=SUM([.E3:.E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:.I4])" office:value-type="float" office:value="76" calcext:value-type="float">
            <text:p>76</text:p>
          </table:table-cell>
          <table:table-cell table:style-name="ce72" table:formula="of:=SUM([.J3:.J4])" office:value-type="float" office:value="153" calcext:value-type="float">
            <text:p>153</text:p>
          </table:table-cell>
          <table:table-cell table:style-name="ce73" table:formula="of:=SUM([.K3:.K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:.O4])" office:value-type="float" office:value="76" calcext:value-type="float">
            <text:p>76</text:p>
          </table:table-cell>
          <table:table-cell table:style-name="ce72" table:formula="of:=SUM([.P3:.P4])" office:value-type="float" office:value="153" calcext:value-type="float">
            <text:p>153</text:p>
          </table:table-cell>
          <table:table-cell table:style-name="ce73" table:formula="of:=SUM([.Q3:.Q4])" office:value-type="float" office:value="229" calcext:value-type="float">
            <text:p>229</text:p>
          </table:table-cell>
          <table:table-cell/>
          <table:table-cell table:style-name="ce74" office:value-type="string" calcext:value-type="string">
            <text:p>Miss Rate</text:p>
          </table:table-cell>
          <table:table-cell table:style-name="ce77" table:formula="of:=AVERAGE([.B10];[.H10];[.N10];[.B24];[.H24];[.N24];[.N38];[.H38];[.B38];[.B52])" office:value-type="float" office:value="0.259627284775623" calcext:value-type="float">
            <text:p>0.2596272848</text:p>
          </table:table-cell>
          <table:table-cell table:style-name="ce81" table:formula="of:=ROUND([.T5];4)" office:value-type="percentage" office:value="0.2596" calcext:value-type="percentage">
            <text:p>25.96%</text:p>
          </table:table-cell>
          <table:table-cell table:style-name="ce84" table:formula="of:=STDEVP([.B10];[.H10];[.N10];[.B24];[.H24];[.N24];[.N38];[.H38];[.B38];[.B52])" office:value-type="float" office:value="0.124468939819897" calcext:value-type="float">
            <text:p>0.1244689398</text:p>
          </table:table-cell>
          <table:table-cell table:style-name="ce81" table:formula="of:=ROUND([.V5];4)" office:value-type="percentage" office:value="0.1245" calcext:value-type="percentage">
            <text:p>12.45%</text:p>
          </table:table-cell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4"/>
          <table:table-cell table:style-name="ce74" office:value-type="string" calcext:value-type="string">
            <text:p>Fall-Out</text:p>
          </table:table-cell>
          <table:table-cell table:style-name="ce77" table:formula="of:=AVERAGE([.B11];[.H11];[.N11];[.B25];[.H25];[.N25];[.N39];[.H39];[.B39];[.B53])" office:value-type="float" office:value="0.143336733320868" calcext:value-type="float">
            <text:p>0.1433367333</text:p>
          </table:table-cell>
          <table:table-cell table:style-name="ce81" table:formula="of:=ROUND([.T6];4)" office:value-type="percentage" office:value="0.1433" calcext:value-type="percentage">
            <text:p>14.33%</text:p>
          </table:table-cell>
          <table:table-cell table:style-name="ce84" table:formula="of:=STDEVP([.B11];[.H11];[.N11];[.B25];[.H25];[.N25];[.N39];[.H39];[.B39];[.B53])" office:value-type="float" office:value="0.0412466769865712" calcext:value-type="float">
            <text:p>0.041246677</text:p>
          </table:table-cell>
          <table:table-cell table:style-name="ce81" table:formula="of:=ROUND([.V6];4)" office:value-type="percentage" office:value="0.0412" calcext:value-type="percentage">
            <text:p>4.12%</text:p>
          </table:table-cell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]+[.D4])/([.E3]+[.E4])" office:value-type="float" office:value="0.794759825327511" calcext:value-type="float">
            <text:p>0.7947598253</text:p>
          </table:table-cell>
          <table:table-cell table:style-name="ce65" table:formula="of:=ROUND([.B7];4)" office:value-type="percentage" office:value="0.7948" calcext:value-type="percentage">
            <text:p>79.48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]+[.J4])/([.K3]+[.K4])" office:value-type="float" office:value="0.816593886462882" calcext:value-type="float">
            <text:p>0.8165938865</text:p>
          </table:table-cell>
          <table:table-cell table:style-name="ce65" table:formula="of:=ROUND([.H7];4)" office:value-type="percentage" office:value="0.8166" calcext:value-type="percentage">
            <text:p>81.66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]+[.P4])/([.Q3]+[.Q4])" office:value-type="float" office:value="0.829694323144105" calcext:value-type="float">
            <text:p>0.8296943231</text:p>
          </table:table-cell>
          <table:table-cell table:style-name="ce65" table:formula="of:=ROUND([.N7];4)" office:value-type="percentage" office:value="0.8297" calcext:value-type="percentage">
            <text:p>82.97%</text:p>
          </table:table-cell>
          <table:table-cell table:number-columns-repeated="3"/>
          <table:table-cell table:style-name="ce74" office:value-type="string" calcext:value-type="string">
            <text:p>Especificidade</text:p>
          </table:table-cell>
          <table:table-cell table:style-name="ce77" table:formula="of:=AVERAGE([.B12];[.H12];[.N12];[.B26];[.H26];[.N26];[.N40];[.H40];[.B40];[.B54])" office:value-type="float" office:value="0.856663266679132" calcext:value-type="float">
            <text:p>0.8566632667</text:p>
          </table:table-cell>
          <table:table-cell table:style-name="ce81" table:formula="of:=ROUND([.T7];4)" office:value-type="percentage" office:value="0.8567" calcext:value-type="percentage">
            <text:p>85.67%</text:p>
          </table:table-cell>
          <table:table-cell table:style-name="ce84" table:formula="of:=STDEVP([.B12];[.H12];[.N12];[.B26];[.H26];[.N26];[.N40];[.H40];[.B40];[.B54])" office:value-type="float" office:value="0.0412466769865712" calcext:value-type="float">
            <text:p>0.041246677</text:p>
          </table:table-cell>
          <table:table-cell table:style-name="ce81" table:formula="of:=ROUND([.V7];4)" office:value-type="percentage" office:value="0.0412" calcext:value-type="percentage">
            <text:p>4.12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[.D3])" office:value-type="float" office:value="0.679012345679012" calcext:value-type="float">
            <text:p>0.6790123457</text:p>
          </table:table-cell>
          <table:table-cell table:formula="of:=ROUND([.B8];4)" office:value-type="percentage" office:value="0.679" calcext:value-type="percentage">
            <text:p>67.9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]/([.I3]+[.J3])" office:value-type="float" office:value="0.707317073170732" calcext:value-type="float">
            <text:p>0.7073170732</text:p>
          </table:table-cell>
          <table:table-cell table:style-name="ce66" table:formula="of:=ROUND([.H8];4)" office:value-type="percentage" office:value="0.7073" calcext:value-type="percentage">
            <text:p>70.73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]/([.O3]+[.P3])" office:value-type="float" office:value="0.703296703296703" calcext:value-type="float">
            <text:p>0.7032967033</text:p>
          </table:table-cell>
          <table:table-cell table:style-name="ce66" table:formula="of:=ROUND([.N8];4)" office:value-type="percentage" office:value="0.7033" calcext:value-type="percentage">
            <text:p>70.33%</text:p>
          </table:table-cell>
          <table:table-cell table:number-columns-repeated="3"/>
          <table:table-cell table:style-name="ce74" office:value-type="string" calcext:value-type="string">
            <text:p>F-Measure</text:p>
          </table:table-cell>
          <table:table-cell table:style-name="ce78" table:formula="of:=AVERAGE([.B13];[.H13];[.N13];[.B27];[.H27];[.N27];[.N41];[.H41];[.B41];[.B49];[.B55])" office:value-type="float" office:value="0.736870105146277" calcext:value-type="float">
            <text:p>0.7368701051</text:p>
          </table:table-cell>
          <table:table-cell table:style-name="ce82" table:formula="of:=ROUND([.T8];4)" office:value-type="percentage" office:value="0.7369" calcext:value-type="percentage">
            <text:p>73.69%</text:p>
          </table:table-cell>
          <table:table-cell table:style-name="ce85" table:formula="of:=STDEVP([.B13];[.H13];[.N13];[.B27];[.H27];[.N27];[.N41];[.H41];[.B41];[.B55])" office:value-type="float" office:value="0.0676681967305442" calcext:value-type="float">
            <text:p>0.0676681967</text:p>
          </table:table-cell>
          <table:table-cell table:style-name="ce82" table:formula="of:=ROUND([.V8];4)" office:value-type="percentage" office:value="0.0677" calcext:value-type="percentage">
            <text:p>6.77%</text:p>
          </table:table-cell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]/([.C3]+[.C4])" office:value-type="float" office:value="0.723684210526316" calcext:value-type="float">
            <text:p>0.7236842105</text:p>
          </table:table-cell>
          <table:table-cell table:formula="of:=ROUND([.B9];4)" office:value-type="percentage" office:value="0.7237" calcext:value-type="percentage">
            <text:p>72.37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]/([.I3]+[.I4])" office:value-type="float" office:value="0.763157894736842" calcext:value-type="float">
            <text:p>0.7631578947</text:p>
          </table:table-cell>
          <table:table-cell table:style-name="ce66" table:formula="of:=ROUND([.H9];4)" office:value-type="percentage" office:value="0.7632" calcext:value-type="percentage">
            <text:p>76.32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]/([.O3]+[.O4])" office:value-type="float" office:value="0.842105263157895" calcext:value-type="float">
            <text:p>0.8421052632</text:p>
          </table:table-cell>
          <table:table-cell table:style-name="ce66" table:formula="of:=ROUND([.N9];4)" office:value-type="percentage" office:value="0.8421" calcext:value-type="percentage">
            <text:p>84.2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]/([.C4]+[.C3])" office:value-type="float" office:value="0.276315789473684" calcext:value-type="float">
            <text:p>0.2763157895</text:p>
          </table:table-cell>
          <table:table-cell table:formula="of:=ROUND([.B10];4)" office:value-type="percentage" office:value="0.2763" calcext:value-type="percentage">
            <text:p>27.63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4]/([.I4]+[.I3])" office:value-type="float" office:value="0.236842105263158" calcext:value-type="float">
            <text:p>0.2368421053</text:p>
          </table:table-cell>
          <table:table-cell table:style-name="ce66" table:formula="of:=ROUND([.H10];4)" office:value-type="percentage" office:value="0.2368" calcext:value-type="percentage">
            <text:p>23.68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4]/([.O4]+[.O3])" office:value-type="float" office:value="0.157894736842105" calcext:value-type="float">
            <text:p>0.1578947368</text:p>
          </table:table-cell>
          <table:table-cell table:style-name="ce66" table:formula="of:=ROUND([.N10];4)" office:value-type="percentage" office:value="0.1579" calcext:value-type="percentage">
            <text:p>15.79%</text:p>
          </table:table-cell>
          <table:table-cell table:number-columns-repeated="3"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12]" office:value-type="float" office:value="0.169934640522876" calcext:value-type="float">
            <text:p>0.1699346405</text:p>
          </table:table-cell>
          <table:table-cell table:formula="of:=ROUND([.B11];4)" office:value-type="percentage" office:value="0.1699" calcext:value-type="percentage">
            <text:p>16.99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12]" office:value-type="float" office:value="0.156862745098039" calcext:value-type="float">
            <text:p>0.1568627451</text:p>
          </table:table-cell>
          <table:table-cell table:style-name="ce66" table:formula="of:=ROUND([.H11];4)" office:value-type="percentage" office:value="0.1569" calcext:value-type="percentage">
            <text:p>15.69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12]" office:value-type="float" office:value="0.176470588235294" calcext:value-type="float">
            <text:p>0.1764705882</text:p>
          </table:table-cell>
          <table:table-cell table:style-name="ce66" table:formula="of:=ROUND([.N11];4)" office:value-type="percentage" office:value="0.1765" calcext:value-type="percentage">
            <text:p>17.65%</text:p>
          </table:table-cell>
          <table:table-cell table:number-columns-repeated="3"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k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]/([.D4]+[.D3])" office:value-type="float" office:value="0.830065359477124" calcext:value-type="float">
            <text:p>0.8300653595</text:p>
          </table:table-cell>
          <table:table-cell table:style-name="ce67" table:formula="of:=ROUND([.B12];4)" office:value-type="percentage" office:value="0.8301" calcext:value-type="percentage">
            <text:p>83.01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4]/([.J4]+[.J3])" office:value-type="float" office:value="0.843137254901961" calcext:value-type="float">
            <text:p>0.8431372549</text:p>
          </table:table-cell>
          <table:table-cell table:style-name="ce66" table:formula="of:=ROUND([.H12];4)" office:value-type="percentage" office:value="0.8431" calcext:value-type="percentage">
            <text:p>84.31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61" table:formula="of:=[.P4]/([.P4]+[.P3])" office:value-type="float" office:value="0.823529411764706" calcext:value-type="float">
            <text:p>0.8235294118</text:p>
          </table:table-cell>
          <table:table-cell table:style-name="ce66" table:formula="of:=ROUND([.N12];4)" office:value-type="percentage" office:value="0.8235" calcext:value-type="percentage">
            <text:p>82.35%</text:p>
          </table:table-cell>
          <table:table-cell table:number-columns-repeated="3"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U12:.V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0" table:formula="of:=2*[.B8]*[.B9]/([.B8]+[.B9])" office:value-type="float" office:value="0.700636942675159" calcext:value-type="float">
            <text:p>0.7006369427</text:p>
          </table:table-cell>
          <table:table-cell table:style-name="ce68" table:formula="of:=ROUND([.B13];4)" office:value-type="percentage" office:value="0.7006" calcext:value-type="percentage">
            <text:p>70.06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8]*[.H9]/([.H8]+[.H9])" office:value-type="float" office:value="0.734177215189873" calcext:value-type="float">
            <text:p>0.7341772152</text:p>
          </table:table-cell>
          <table:table-cell table:style-name="ce70" table:formula="of:=ROUND([.H13];4)" office:value-type="percentage" office:value="0.7342" calcext:value-type="percentage">
            <text:p>73.42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8]*[.N9]/([.N8]+[.N9])" office:value-type="float" office:value="0.766467065868263" calcext:value-type="float">
            <text:p>0.7664670659</text:p>
          </table:table-cell>
          <table:table-cell table:style-name="ce68" table:formula="of:=ROUND([.N13];4)" office:value-type="percentage" office:value="0.7665" calcext:value-type="percentage">
            <text:p>76.65%</text:p>
          </table:table-cell>
          <table:table-cell table:number-columns-repeated="3"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U13:.V13])" office:value-type="float" office:value="0" calcext:value-type="float">
            <text:p>0</text:p>
          </table:table-cell>
        </table:table-row>
        <table:table-row table:style-name="ro1">
          <table:table-cell table:style-name="ce50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3"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U12:.U13])" office:value-type="float" office:value="0" calcext:value-type="float">
            <text:p>0</text:p>
          </table:table-cell>
          <table:table-cell table:style-name="ce72" table:formula="of:=SUM([.V12:.V13])" office:value-type="float" office:value="0" calcext:value-type="float">
            <text:p>0</text:p>
          </table:table-cell>
          <table:table-cell table:style-name="ce73" table:formula="of:=SUM([.W12:.W13])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8" office:value-type="string" calcext:value-type="string">
            <text:p>Propriedades</text:p>
          </table:table-cell>
          <table:table-cell table:style-name="ce56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4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5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6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Acurácia</text:p>
          </table:table-cell>
          <table:table-cell table:style-name="ce57" table:formula="of:=([.U12]+[.V13])/([.W12]+[.W13])" office:value-type="string" office:string-value="" calcext:value-type="error">
            <text:p>#DIV/0!</text:p>
          </table:table-cell>
          <table:table-cell table:style-name="ce65" table:formula="of:=ROUND([.T16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30" calcext:value-type="float">
            <text:p>30</text:p>
          </table:table-cell>
          <table:table-cell table:style-name="ce58" table:formula="of:=SUM([.C17:.D17])" office:value-type="float" office:value="86" calcext:value-type="float">
            <text:p>86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561" calcext:value-type="float">
            <text:p>561</text:p>
          </table:table-cell>
          <table:table-cell table:style-name="ce54" office:value-type="float" office:value="206" calcext:value-type="float">
            <text:p>206</text:p>
          </table:table-cell>
          <table:table-cell table:style-name="ce58" table:formula="of:=SUM([.I17:.J17])" office:value-type="float" office:value="767" calcext:value-type="float">
            <text:p>767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563" calcext:value-type="float">
            <text:p>563</text:p>
          </table:table-cell>
          <table:table-cell table:style-name="ce54" office:value-type="float" office:value="199" calcext:value-type="float">
            <text:p>199</text:p>
          </table:table-cell>
          <table:table-cell table:style-name="ce58" table:formula="of:=SUM([.O17:.P17])" office:value-type="float" office:value="762" calcext:value-type="float">
            <text:p>762</text:p>
          </table:table-cell>
          <table:table-cell/>
          <table:table-cell table:style-name="ce49" office:value-type="string" calcext:value-type="string">
            <text:p>Precision</text:p>
          </table:table-cell>
          <table:table-cell table:style-name="ce58" table:formula="of:=[.U12]/([.U12]+[.V12])" office:value-type="string" office:string-value="" calcext:value-type="error">
            <text:p>#DIV/0!</text:p>
          </table:table-cell>
          <table:table-cell table:style-name="ce66" table:formula="of:=ROUND([.T17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23" calcext:value-type="float">
            <text:p>123</text:p>
          </table:table-cell>
          <table:table-cell table:style-name="ce58" table:formula="of:=SUM([.C18:.D18])" office:value-type="float" office:value="143" calcext:value-type="float">
            <text:p>143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31" calcext:value-type="float">
            <text:p>131</text:p>
          </table:table-cell>
          <table:table-cell table:style-name="ce54" office:value-type="float" office:value="1177" calcext:value-type="float">
            <text:p>1177</text:p>
          </table:table-cell>
          <table:table-cell table:style-name="ce58" table:formula="of:=SUM([.I18:.J18])" office:value-type="float" office:value="1308" calcext:value-type="float">
            <text:p>1308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29" calcext:value-type="float">
            <text:p>129</text:p>
          </table:table-cell>
          <table:table-cell table:style-name="ce54" office:value-type="float" office:value="1184" calcext:value-type="float">
            <text:p>1184</text:p>
          </table:table-cell>
          <table:table-cell table:style-name="ce58" table:formula="of:=SUM([.O18:.P18])" office:value-type="float" office:value="1313" calcext:value-type="float">
            <text:p>1313</text:p>
          </table:table-cell>
          <table:table-cell/>
          <table:table-cell table:style-name="ce49" office:value-type="string" calcext:value-type="string">
            <text:p>Sensibilidade</text:p>
          </table:table-cell>
          <table:table-cell table:style-name="ce58" table:formula="of:=[.U12]/([.U12]+[.U13])" office:value-type="string" office:string-value="" calcext:value-type="error">
            <text:p>#DIV/0!</text:p>
          </table:table-cell>
          <table:table-cell table:style-name="ce66" table:formula="of:=ROUND([.T18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17:.C18])" office:value-type="float" office:value="76" calcext:value-type="float">
            <text:p>76</text:p>
          </table:table-cell>
          <table:table-cell table:style-name="ce72" table:formula="of:=SUM([.D17:.D18])" office:value-type="float" office:value="153" calcext:value-type="float">
            <text:p>153</text:p>
          </table:table-cell>
          <table:table-cell table:style-name="ce73" table:formula="of:=SUM([.E17:.E18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17:.I18])" office:value-type="float" office:value="692" calcext:value-type="float">
            <text:p>692</text:p>
          </table:table-cell>
          <table:table-cell table:style-name="ce72" table:formula="of:=SUM([.J17:.J18])" office:value-type="float" office:value="1383" calcext:value-type="float">
            <text:p>1383</text:p>
          </table:table-cell>
          <table:table-cell table:style-name="ce73" table:formula="of:=SUM([.K17:.K18])" office:value-type="float" office:value="2075" calcext:value-type="float">
            <text:p>2075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17:.O18])" office:value-type="float" office:value="692" calcext:value-type="float">
            <text:p>692</text:p>
          </table:table-cell>
          <table:table-cell table:style-name="ce72" table:formula="of:=SUM([.P17:.P18])" office:value-type="float" office:value="1383" calcext:value-type="float">
            <text:p>1383</text:p>
          </table:table-cell>
          <table:table-cell table:style-name="ce73" table:formula="of:=SUM([.Q17:.Q18])" office:value-type="float" office:value="2075" calcext:value-type="float">
            <text:p>2075</text:p>
          </table:table-cell>
          <table:table-cell/>
          <table:table-cell table:style-name="ce49" office:value-type="string" calcext:value-type="string">
            <text:p>Miss Rate</text:p>
          </table:table-cell>
          <table:table-cell table:style-name="ce58" table:formula="of:=[.U13]/([.U13]+[.U12])" office:value-type="string" office:string-value="" calcext:value-type="error">
            <text:p>#DIV/0!</text:p>
          </table:table-cell>
          <table:table-cell table:style-name="ce66" table:formula="of:=ROUND([.T19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4"/>
          <table:table-cell table:style-name="ce49" office:value-type="string" calcext:value-type="string">
            <text:p>Fall-Out</text:p>
          </table:table-cell>
          <table:table-cell table:style-name="ce58" table:formula="of:=1-[.T21]" office:value-type="string" office:string-value="" calcext:value-type="error">
            <text:p>#DIV/0!</text:p>
          </table:table-cell>
          <table:table-cell table:style-name="ce66" table:formula="of:=ROUND([.T20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17]+[.D18])/([.E17]+[.E18])" office:value-type="float" office:value="0.781659388646288" calcext:value-type="float">
            <text:p>0.7816593886</text:p>
          </table:table-cell>
          <table:table-cell table:style-name="ce65" table:formula="of:=ROUND([.B21];4)" office:value-type="percentage" office:value="0.7817" calcext:value-type="percentage">
            <text:p>78.17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17]+[.J18])/([.K17]+[.K18])" office:value-type="float" office:value="0.837590361445783" calcext:value-type="float">
            <text:p>0.8375903614</text:p>
          </table:table-cell>
          <table:table-cell table:style-name="ce65" table:formula="of:=ROUND([.H21];4)" office:value-type="percentage" office:value="0.8376" calcext:value-type="percentage">
            <text:p>83.76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17]+[.P18])/([.Q17]+[.Q18])" office:value-type="float" office:value="0.841927710843373" calcext:value-type="float">
            <text:p>0.8419277108</text:p>
          </table:table-cell>
          <table:table-cell table:style-name="ce65" table:formula="of:=ROUND([.N21];4)" office:value-type="percentage" office:value="0.8419" calcext:value-type="percentage">
            <text:p>84.19%</text:p>
          </table:table-cell>
          <table:table-cell table:number-columns-repeated="3"/>
          <table:table-cell table:style-name="ce49" office:value-type="string" calcext:value-type="string">
            <text:p>Especificidade</text:p>
          </table:table-cell>
          <table:table-cell table:style-name="ce59" table:formula="of:=[.V13]/([.V13]+[.V12])" office:value-type="string" office:string-value="" calcext:value-type="error">
            <text:p>#DIV/0!</text:p>
          </table:table-cell>
          <table:table-cell table:style-name="ce67" table:formula="of:=ROUND([.T21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7]/([.C17]+[.D17])" office:value-type="float" office:value="0.651162790697674" calcext:value-type="float">
            <text:p>0.6511627907</text:p>
          </table:table-cell>
          <table:table-cell table:formula="of:=ROUND([.B22];4)" office:value-type="percentage" office:value="0.6512" calcext:value-type="percentage">
            <text:p>65.12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17]/([.I17]+[.J17])" office:value-type="float" office:value="0.73142112125163" calcext:value-type="float">
            <text:p>0.7314211213</text:p>
          </table:table-cell>
          <table:table-cell table:style-name="ce66" table:formula="of:=ROUND([.H22];4)" office:value-type="percentage" office:value="0.7314" calcext:value-type="percentage">
            <text:p>73.14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17]/([.O17]+[.P17])" office:value-type="float" office:value="0.738845144356955" calcext:value-type="float">
            <text:p>0.7388451444</text:p>
          </table:table-cell>
          <table:table-cell table:style-name="ce66" table:formula="of:=ROUND([.N22];4)" office:value-type="percentage" office:value="0.7388" calcext:value-type="percentage">
            <text:p>73.88%</text:p>
          </table:table-cell>
          <table:table-cell table:number-columns-repeated="3"/>
          <table:table-cell table:style-name="ce49" office:value-type="string" calcext:value-type="string">
            <text:p>F-Measure</text:p>
          </table:table-cell>
          <table:table-cell table:style-name="ce63" table:formula="of:=2*[.T17]*[.T18]/([.T17]+[.T18])" office:value-type="string" office:string-value="" calcext:value-type="error">
            <text:p>#DIV/0!</text:p>
          </table:table-cell>
          <table:table-cell table:style-name="ce68" table:formula="of:=ROUND([.T22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17]/([.C17]+[.C18])" office:value-type="float" office:value="0.736842105263158" calcext:value-type="float">
            <text:p>0.7368421053</text:p>
          </table:table-cell>
          <table:table-cell table:formula="of:=ROUND([.B23];4)" office:value-type="percentage" office:value="0.7368" calcext:value-type="percentage">
            <text:p>73.6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17]/([.I17]+[.I18])" office:value-type="float" office:value="0.810693641618497" calcext:value-type="float">
            <text:p>0.8106936416</text:p>
          </table:table-cell>
          <table:table-cell table:style-name="ce66" table:formula="of:=ROUND([.H23];4)" office:value-type="percentage" office:value="0.8107" calcext:value-type="percentage">
            <text:p>81.07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17]/([.O17]+[.O18])" office:value-type="float" office:value="0.813583815028902" calcext:value-type="float">
            <text:p>0.813583815</text:p>
          </table:table-cell>
          <table:table-cell table:style-name="ce66" table:formula="of:=ROUND([.N23];4)" office:value-type="percentage" office:value="0.8136" calcext:value-type="percentage">
            <text:p>81.3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18]/([.C18]+[.C17])" office:value-type="float" office:value="0.263157894736842" calcext:value-type="float">
            <text:p>0.2631578947</text:p>
          </table:table-cell>
          <table:table-cell table:formula="of:=ROUND([.B24];4)" office:value-type="percentage" office:value="0.2632" calcext:value-type="percentage">
            <text:p>26.3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18]/([.I18]+[.I17])" office:value-type="float" office:value="0.189306358381503" calcext:value-type="float">
            <text:p>0.1893063584</text:p>
          </table:table-cell>
          <table:table-cell table:style-name="ce66" table:formula="of:=ROUND([.H24];4)" office:value-type="percentage" office:value="0.1893" calcext:value-type="percentage">
            <text:p>18.93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18]/([.O18]+[.O17])" office:value-type="float" office:value="0.186416184971098" calcext:value-type="float">
            <text:p>0.186416185</text:p>
          </table:table-cell>
          <table:table-cell table:style-name="ce66" table:formula="of:=ROUND([.N24];4)" office:value-type="percentage" office:value="0.1864" calcext:value-type="percentage">
            <text:p>18.6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26]" office:value-type="float" office:value="0.196078431372549" calcext:value-type="float">
            <text:p>0.1960784314</text:p>
          </table:table-cell>
          <table:table-cell table:formula="of:=ROUND([.B25];4)" office:value-type="percentage" office:value="0.1961" calcext:value-type="percentage">
            <text:p>19.61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26]" office:value-type="float" office:value="0.148951554591468" calcext:value-type="float">
            <text:p>0.1489515546</text:p>
          </table:table-cell>
          <table:table-cell table:style-name="ce66" table:formula="of:=ROUND([.H25];4)" office:value-type="percentage" office:value="0.149" calcext:value-type="percentage">
            <text:p>14.9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26]" office:value-type="float" office:value="0.143890093998554" calcext:value-type="float">
            <text:p>0.143890094</text:p>
          </table:table-cell>
          <table:table-cell table:style-name="ce66" table:formula="of:=ROUND([.N25];4)" office:value-type="percentage" office:value="0.1439" calcext:value-type="percentage">
            <text:p>14.3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formula="of:=[.D18]/([.D18]+[.D17])" office:value-type="float" office:value="0.803921568627451" calcext:value-type="float">
            <text:p>0.8039215686</text:p>
          </table:table-cell>
          <table:table-cell table:formula="of:=ROUND([.B26];4)" office:value-type="percentage" office:value="0.8039" calcext:value-type="percentage">
            <text:p>80.39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J18]/([.J18]+[.J17])" office:value-type="float" office:value="0.851048445408532" calcext:value-type="float">
            <text:p>0.8510484454</text:p>
          </table:table-cell>
          <table:table-cell table:style-name="ce67" table:formula="of:=ROUND([.H26];4)" office:value-type="percentage" office:value="0.851" calcext:value-type="percentage">
            <text:p>85.1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18]/([.P18]+[.P17])" office:value-type="float" office:value="0.856109906001446" calcext:value-type="float">
            <text:p>0.856109906</text:p>
          </table:table-cell>
          <table:table-cell table:style-name="ce67" table:formula="of:=ROUND([.N26];4)" office:value-type="percentage" office:value="0.8561" calcext:value-type="percentage">
            <text:p>85.6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42" table:formula="of:=2*[.B22]*[.B23]/([.B22]+[.B23])" office:value-type="float" office:value="0.691358024691358" calcext:value-type="float">
            <text:p>0.6913580247</text:p>
          </table:table-cell>
          <table:table-cell table:style-name="ce70" table:formula="of:=ROUND([.B27];4)" office:value-type="percentage" office:value="0.6914" calcext:value-type="percentage">
            <text:p>69.14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H22]*[.H23]/([.H22]+[.H23])" office:value-type="float" office:value="0.769019876627827" calcext:value-type="float">
            <text:p>0.7690198766</text:p>
          </table:table-cell>
          <table:table-cell table:style-name="ce68" table:formula="of:=ROUND([.H27];4)" office:value-type="percentage" office:value="0.769" calcext:value-type="percentage">
            <text:p>76.90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22]*[.N23]/([.N22]+[.N23])" office:value-type="float" office:value="0.774415405777166" calcext:value-type="float">
            <text:p>0.7744154058</text:p>
          </table:table-cell>
          <table:table-cell table:style-name="ce68" table:formula="of:=ROUND([.N27];4)" office:value-type="percentage" office:value="0.7744" calcext:value-type="percentage">
            <text:p>77.44%</text:p>
          </table:table-cell>
          <table:table-cell table:number-columns-repeated="8"/>
        </table:table-row>
        <table:table-row table:style-name="ro1">
          <table:table-cell table:style-name="ce51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8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7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8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9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459" calcext:value-type="float">
            <text:p>459</text:p>
          </table:table-cell>
          <table:table-cell table:style-name="ce54" office:value-type="float" office:value="93" calcext:value-type="float">
            <text:p>93</text:p>
          </table:table-cell>
          <table:table-cell table:style-name="ce58" table:formula="of:=SUM([.C31:.D31])" office:value-type="float" office:value="552" calcext:value-type="float">
            <text:p>552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468" calcext:value-type="float">
            <text:p>468</text:p>
          </table:table-cell>
          <table:table-cell table:style-name="ce54" office:value-type="float" office:value="91" calcext:value-type="float">
            <text:p>91</text:p>
          </table:table-cell>
          <table:table-cell table:style-name="ce58" table:formula="of:=SUM([.I31:.J31])" office:value-type="float" office:value="559" calcext:value-type="float">
            <text:p>559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563" calcext:value-type="float">
            <text:p>563</text:p>
          </table:table-cell>
          <table:table-cell table:style-name="ce54" office:value-type="float" office:value="200" calcext:value-type="float">
            <text:p>200</text:p>
          </table:table-cell>
          <table:table-cell table:style-name="ce58" table:formula="of:=SUM([.O31:.P31])" office:value-type="float" office:value="763" calcext:value-type="float">
            <text:p>763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33" calcext:value-type="float">
            <text:p>233</text:p>
          </table:table-cell>
          <table:table-cell table:style-name="ce54" office:value-type="float" office:value="1290" calcext:value-type="float">
            <text:p>1290</text:p>
          </table:table-cell>
          <table:table-cell table:style-name="ce58" table:formula="of:=SUM([.C32:.D32])" office:value-type="float" office:value="1523" calcext:value-type="float">
            <text:p>1523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92" calcext:value-type="float">
            <text:p>692</text:p>
          </table:table-cell>
          <table:table-cell table:style-name="ce54" office:value-type="float" office:value="1292" calcext:value-type="float">
            <text:p>1292</text:p>
          </table:table-cell>
          <table:table-cell table:style-name="ce58" table:formula="of:=SUM([.I32:.J32])" office:value-type="float" office:value="1984" calcext:value-type="float">
            <text:p>1984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29" calcext:value-type="float">
            <text:p>129</text:p>
          </table:table-cell>
          <table:table-cell table:style-name="ce54" office:value-type="float" office:value="1183" calcext:value-type="float">
            <text:p>1183</text:p>
          </table:table-cell>
          <table:table-cell table:style-name="ce58" table:formula="of:=SUM([.O32:.P32])" office:value-type="float" office:value="1312" calcext:value-type="float">
            <text:p>1312</text:p>
          </table:table-cell>
          <table:table-cell table:number-columns-repeated="6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1:.C32])" office:value-type="float" office:value="692" calcext:value-type="float">
            <text:p>692</text:p>
          </table:table-cell>
          <table:table-cell table:style-name="ce72" table:formula="of:=SUM([.D31:.D32])" office:value-type="float" office:value="1383" calcext:value-type="float">
            <text:p>1383</text:p>
          </table:table-cell>
          <table:table-cell table:style-name="ce73" table:formula="of:=SUM([.E31:.E32])" office:value-type="float" office:value="2075" calcext:value-type="float">
            <text:p>2075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1:.I32])" office:value-type="float" office:value="1160" calcext:value-type="float">
            <text:p>1160</text:p>
          </table:table-cell>
          <table:table-cell table:style-name="ce72" table:formula="of:=SUM([.J31:.J32])" office:value-type="float" office:value="1383" calcext:value-type="float">
            <text:p>1383</text:p>
          </table:table-cell>
          <table:table-cell table:style-name="ce73" table:formula="of:=SUM([.K31:.K32])" office:value-type="float" office:value="2543" calcext:value-type="float">
            <text:p>2543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1:.O32])" office:value-type="float" office:value="692" calcext:value-type="float">
            <text:p>692</text:p>
          </table:table-cell>
          <table:table-cell table:style-name="ce72" table:formula="of:=SUM([.P31:.P32])" office:value-type="float" office:value="1383" calcext:value-type="float">
            <text:p>1383</text:p>
          </table:table-cell>
          <table:table-cell table:style-name="ce73" table:formula="of:=SUM([.Q31:.Q3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1]+[.D32])/([.E31]+[.E32])" office:value-type="float" office:value="0.84289156626506" calcext:value-type="float">
            <text:p>0.8428915663</text:p>
          </table:table-cell>
          <table:table-cell table:style-name="ce65" table:formula="of:=ROUND([.B35];4)" office:value-type="percentage" office:value="0.8429" calcext:value-type="percentage">
            <text:p>84.29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1]+[.J32])/([.K31]+[.K32])" office:value-type="float" office:value="0.692095949665749" calcext:value-type="float">
            <text:p>0.6920959497</text:p>
          </table:table-cell>
          <table:table-cell table:style-name="ce65" table:formula="of:=ROUND([.H35];4)" office:value-type="percentage" office:value="0.6921" calcext:value-type="percentage">
            <text:p>69.2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1]+[.P32])/([.Q31]+[.Q32])" office:value-type="float" office:value="0.84144578313253" calcext:value-type="float">
            <text:p>0.8414457831</text:p>
          </table:table-cell>
          <table:table-cell table:style-name="ce65" table:formula="of:=ROUND([.N35];4)" office:value-type="percentage" office:value="0.8414" calcext:value-type="percentage">
            <text:p>84.1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1]/([.C31]+[.D31])" office:value-type="float" office:value="0.831521739130435" calcext:value-type="float">
            <text:p>0.8315217391</text:p>
          </table:table-cell>
          <table:table-cell table:formula="of:=ROUND([.B36];4)" office:value-type="percentage" office:value="0.8315" calcext:value-type="percentage">
            <text:p>83.15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1]/([.I31]+[.J31])" office:value-type="float" office:value="0.837209302325581" calcext:value-type="float">
            <text:p>0.8372093023</text:p>
          </table:table-cell>
          <table:table-cell table:style-name="ce66" table:formula="of:=ROUND([.H36];4)" office:value-type="percentage" office:value="0.8372" calcext:value-type="percentage">
            <text:p>83.72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1]/([.O31]+[.P31])" office:value-type="float" office:value="0.737876802096986" calcext:value-type="float">
            <text:p>0.7378768021</text:p>
          </table:table-cell>
          <table:table-cell table:style-name="ce66" table:formula="of:=ROUND([.N36];4)" office:value-type="percentage" office:value="0.7379" calcext:value-type="percentage">
            <text:p>73.7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1]/([.C31]+[.C32])" office:value-type="float" office:value="0.663294797687861" calcext:value-type="float">
            <text:p>0.6632947977</text:p>
          </table:table-cell>
          <table:table-cell table:formula="of:=ROUND([.B37];4)" office:value-type="percentage" office:value="0.6633" calcext:value-type="percentage">
            <text:p>66.33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1]/([.I31]+[.I32])" office:value-type="float" office:value="0.403448275862069" calcext:value-type="float">
            <text:p>0.4034482759</text:p>
          </table:table-cell>
          <table:table-cell table:style-name="ce66" table:formula="of:=ROUND([.H37];4)" office:value-type="percentage" office:value="0.4034" calcext:value-type="percentage">
            <text:p>40.34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1]/([.O31]+[.O32])" office:value-type="float" office:value="0.813583815028902" calcext:value-type="float">
            <text:p>0.813583815</text:p>
          </table:table-cell>
          <table:table-cell table:style-name="ce66" table:formula="of:=ROUND([.N37];4)" office:value-type="percentage" office:value="0.8136" calcext:value-type="percentage">
            <text:p>81.3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32]/([.C32]+[.C31])" office:value-type="float" office:value="0.336705202312139" calcext:value-type="float">
            <text:p>0.3367052023</text:p>
          </table:table-cell>
          <table:table-cell table:formula="of:=ROUND([.B38];4)" office:value-type="percentage" office:value="0.3367" calcext:value-type="percentage">
            <text:p>33.67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32]/([.I32]+[.I31])" office:value-type="float" office:value="0.596551724137931" calcext:value-type="float">
            <text:p>0.5965517241</text:p>
          </table:table-cell>
          <table:table-cell table:style-name="ce66" table:formula="of:=ROUND([.H38];4)" office:value-type="percentage" office:value="0.5966" calcext:value-type="percentage">
            <text:p>59.66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32]/([.O32]+[.O31])" office:value-type="float" office:value="0.186416184971098" calcext:value-type="float">
            <text:p>0.186416185</text:p>
          </table:table-cell>
          <table:table-cell table:style-name="ce66" table:formula="of:=ROUND([.N38];4)" office:value-type="percentage" office:value="0.1864" calcext:value-type="percentage">
            <text:p>18.6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40]" office:value-type="float" office:value="0.0672451193058569" calcext:value-type="float">
            <text:p>0.0672451193</text:p>
          </table:table-cell>
          <table:table-cell table:formula="of:=ROUND([.B39];4)" office:value-type="percentage" office:value="0.0672" calcext:value-type="percentage">
            <text:p>6.72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40]" office:value-type="float" office:value="0.0657989877078814" calcext:value-type="float">
            <text:p>0.0657989877</text:p>
          </table:table-cell>
          <table:table-cell table:style-name="ce66" table:formula="of:=ROUND([.H39];4)" office:value-type="percentage" office:value="0.0658" calcext:value-type="percentage">
            <text:p>6.58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40]" office:value-type="float" office:value="0.144613159797542" calcext:value-type="float">
            <text:p>0.1446131598</text:p>
          </table:table-cell>
          <table:table-cell table:style-name="ce66" table:formula="of:=ROUND([.N39];4)" office:value-type="percentage" office:value="0.1446" calcext:value-type="percentage">
            <text:p>14.4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61" table:formula="of:=[.D32]/([.D32]+[.D31])" office:value-type="float" office:value="0.932754880694143" calcext:value-type="float">
            <text:p>0.9327548807</text:p>
          </table:table-cell>
          <table:table-cell table:formula="of:=ROUND([.B40];4)" office:value-type="percentage" office:value="0.9328" calcext:value-type="percentage">
            <text:p>93.28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32]/([.J32]+[.J31])" office:value-type="float" office:value="0.934201012292119" calcext:value-type="float">
            <text:p>0.9342010123</text:p>
          </table:table-cell>
          <table:table-cell table:style-name="ce67" table:formula="of:=ROUND([.H40];4)" office:value-type="percentage" office:value="0.9342" calcext:value-type="percentage">
            <text:p>93.42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32]/([.P32]+[.P31])" office:value-type="float" office:value="0.855386840202458" calcext:value-type="float">
            <text:p>0.8553868402</text:p>
          </table:table-cell>
          <table:table-cell table:style-name="ce67" table:formula="of:=ROUND([.N40];4)" office:value-type="percentage" office:value="0.8554" calcext:value-type="percentage">
            <text:p>85.5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2" table:formula="of:=2*[.B36]*[.B37]/([.B36]+[.B37])" office:value-type="float" office:value="0.737942122186495" calcext:value-type="float">
            <text:p>0.7379421222</text:p>
          </table:table-cell>
          <table:table-cell table:style-name="ce70" table:formula="of:=ROUND([.B41];4)" office:value-type="percentage" office:value="0.7379" calcext:value-type="percentage">
            <text:p>73.79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36]*[.H37]/([.H36]+[.H37])" office:value-type="float" office:value="0.544502617801047" calcext:value-type="float">
            <text:p>0.5445026178</text:p>
          </table:table-cell>
          <table:table-cell table:style-name="ce68" table:formula="of:=ROUND([.H41];4)" office:value-type="percentage" office:value="0.5445" calcext:value-type="percentage">
            <text:p>54.45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36]*[.N37]/([.N36]+[.N37])" office:value-type="float" office:value="0.773883161512028" calcext:value-type="float">
            <text:p>0.7738831615</text:p>
          </table:table-cell>
          <table:table-cell table:style-name="ce68" table:formula="of:=ROUND([.N41];4)" office:value-type="percentage" office:value="0.7739" calcext:value-type="percentage">
            <text:p>77.39%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0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26" calcext:value-type="float">
            <text:p>26</text:p>
          </table:table-cell>
          <table:table-cell table:style-name="ce58" table:formula="of:=SUM([.C45:.D45])"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33" calcext:value-type="float">
            <text:p>133</text:p>
          </table:table-cell>
          <table:table-cell table:style-name="ce58" table:formula="of:=SUM([.C46:.D46])" office:value-type="float" office:value="147" calcext:value-type="float">
            <text:p>147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45:.C46])" office:value-type="float" office:value="84" calcext:value-type="float">
            <text:p>84</text:p>
          </table:table-cell>
          <table:table-cell table:style-name="ce72" table:formula="of:=SUM([.D45:.D46])" office:value-type="float" office:value="159" calcext:value-type="float">
            <text:p>159</text:p>
          </table:table-cell>
          <table:table-cell table:style-name="ce73" table:formula="of:=SUM([.E45:.E46])" office:value-type="float" office:value="243" calcext:value-type="float">
            <text:p>243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0" calcext:value-type="float">
            <text:p>1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45]+[.D46])/([.E45]+[.E46])" office:value-type="float" office:value="0.835390946502058" calcext:value-type="float">
            <text:p>0.8353909465</text:p>
          </table:table-cell>
          <table:table-cell table:style-name="ce65" table:formula="of:=ROUND([.B49];4)" office:value-type="percentage" office:value="0.8354" calcext:value-type="percentage">
            <text:p>83.54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45]/([.C45]+[.D45])" office:value-type="float" office:value="0.729166666666667" calcext:value-type="float">
            <text:p>0.7291666667</text:p>
          </table:table-cell>
          <table:table-cell table:formula="of:=ROUND([.B50];4)" office:value-type="percentage" office:value="0.7292" calcext:value-type="percentage">
            <text:p>72.92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45]/([.C45]+[.C46])" office:value-type="float" office:value="0.833333333333333" calcext:value-type="float">
            <text:p>0.8333333333</text:p>
          </table:table-cell>
          <table:table-cell table:formula="of:=ROUND([.B51];4)" office:value-type="percentage" office:value="0.8333" calcext:value-type="percentage">
            <text:p>83.33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6]/([.C46]+[.C45])" office:value-type="float" office:value="0.166666666666667" calcext:value-type="float">
            <text:p>0.1666666667</text:p>
          </table:table-cell>
          <table:table-cell table:formula="of:=ROUND([.B52];4)" office:value-type="percentage" office:value="0.1667" calcext:value-type="percentage">
            <text:p>16.67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54]" office:value-type="float" office:value="0.163522012578616" calcext:value-type="float">
            <text:p>0.1635220126</text:p>
          </table:table-cell>
          <table:table-cell table:formula="of:=ROUND([.B53];4)" office:value-type="percentage" office:value="0.1635" calcext:value-type="percentage">
            <text:p>16.35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6]/([.D46]+[.D45])" office:value-type="float" office:value="0.836477987421384" calcext:value-type="float">
            <text:p>0.8364779874</text:p>
          </table:table-cell>
          <table:table-cell table:style-name="ce67" table:formula="of:=ROUND([.B54];4)" office:value-type="percentage" office:value="0.8365" calcext:value-type="percentage">
            <text:p>83.65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3" table:formula="of:=2*[.B50]*[.B51]/([.B50]+[.B51])" office:value-type="float" office:value="0.777777777777778" calcext:value-type="float">
            <text:p>0.7777777778</text:p>
          </table:table-cell>
          <table:table-cell table:style-name="ce68" table:formula="of:=ROUND([.B55];4)" office:value-type="percentage" office:value="0.7778" calcext:value-type="percentage">
            <text:p>77.78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9:45:57.237513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12:01.565781467</meta:creation-date>
    <meta:generator>LibreOffice/4.2.8.2$Linux_X86_64 LibreOffice_project/420m0$Build-2</meta:generator>
    <dc:date>2016-02-16T10:09:04.127077384</dc:date>
    <meta:editing-duration>PT1H54M51S</meta:editing-duration>
    <meta:editing-cycles>29</meta:editing-cycles>
    <meta:document-statistic meta:table-count="2" meta:cell-count="556" meta:object-count="0"/>
  </office:meta>
</office:document-meta>
</file>